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son</text:p>
      <text:p text:style-name="Standard">import psycopg2</text:p>
      <text:p text:style-name="Standard">import paho.mqtt.client as mqtt</text:p>
      <text:p text:style-name="Standard"/>
      <text:p text:style-name="Standard">BROKER = "192.168.1.28"</text:p>
      <text:p text:style-name="Standard">PORT = 1884</text:p>
      <text:p text:style-name="Standard"/>
      <text:p text:style-name="Standard">SUB_TOPIC = "esp8266/3101/analysis"</text:p>
      <text:p text:style-name="Standard">PUB_TOPIC = "esp8266/3101/order"</text:p>
      <text:p text:style-name="Standard"/>
      <text:p text:style-name="Standard">DB_CONFIG = {</text:p>
      <text:p text:style-name="Standard"><text:s text:c="4"/>"host": "localhost",</text:p>
      <text:p text:style-name="Standard"><text:s text:c="4"/>"port": 5432,</text:p>
      <text:p text:style-name="Standard"><text:s text:c="4"/>"database": "graduation_project",</text:p>
      <text:p text:style-name="Standard"><text:s text:c="4"/>"user": "postgres",</text:p>
      <text:p text:style-name="Standard"><text:s text:c="4"/>"password": "graduation2026"</text:p>
      <text:p text:style-name="Standard">}</text:p>
      <text:p text:style-name="Standard"/>
      <text:p text:style-name="Standard">TABLE_NAME = '"Device_3101"' <text:s text:c="2"/># keep quotes because your table name has capital letters</text:p>
      <text:p text:style-name="Standard">MACHINE_ID_RANGE = 3101 <text:s text:c="7"/># change if you use another device id</text:p>
      <text:p text:style-name="Standard"/>
      <text:p text:style-name="Standard"/>
      <text:p text:style-name="Standard">def get_connection():</text:p>
      <text:p text:style-name="Standard"><text:s text:c="4"/>return psycopg2.connect(**DB_CONFIG)</text:p>
      <text:p text:style-name="Standard"/>
      <text:p text:style-name="Standard"/>
      <text:p text:style-name="Standard">def to_float(value):</text:p>
      <text:p text:style-name="Standard"><text:s text:c="4"/>if value is None or value == "":</text:p>
      <text:p text:style-name="Standard"><text:s text:c="8"/>return None</text:p>
      <text:p text:style-name="Standard"><text:s text:c="4"/>try:</text:p>
      <text:p text:style-name="Standard"><text:s text:c="8"/>return float(value)</text:p>
      <text:p text:style-name="Standard"><text:s text:c="4"/>except ValueError:</text:p>
      <text:p text:style-name="Standard"><text:s text:c="8"/>return None</text:p>
      <text:p text:style-name="Standard"/>
      <text:p text:style-name="Standard"/>
      <text:p text:style-name="Standard">def to_int(value):</text:p>
      <text:p text:style-name="Standard"><text:s text:c="4"/>if value is None or value == "":</text:p>
      <text:p text:style-name="Standard"><text:s text:c="8"/>return None</text:p>
      <text:p text:style-name="Standard"><text:s text:c="4"/>try:</text:p>
      <text:p text:style-name="Standard"><text:s text:c="8"/>return int(value)</text:p>
      <text:p text:style-name="Standard"><text:s text:c="4"/>except ValueError:</text:p>
      <text:p text:style-name="Standard"><text:s text:c="8"/>return None</text:p>
      <text:p text:style-name="Standard"/>
      <text:p text:style-name="Standard"/>
      <text:p text:style-name="Standard">def insert_analysis_row(data):</text:p>
      <text:p text:style-name="Standard"><text:s text:c="4"/>"""</text:p>
      <text:p text:style-name="Standard"><text:s text:c="4"/>Inserts a NEW row into the database.</text:p>
      <text:p text:style-name="Standard"><text:s text:c="4"/>timestamp is created automatically by CURRENT_TIMESTAMP.</text:p>
      <text:p text:style-name="Standard"><text:s text:c="4"/>"""</text:p>
      <text:p text:style-name="Standard"><text:s text:c="4"/>conn = None</text:p>
      <text:p text:style-name="Standard"><text:s text:c="4"/>try:</text:p>
      <text:p text:style-name="Standard"><text:s text:c="8"/>conn = get_connection()</text:p>
      <text:p text:style-name="Standard"><text:soft-page-break/><text:s text:c="8"/>cur = conn.cursor()</text:p>
      <text:p text:style-name="Standard"/>
      <text:p text:style-name="Standard"><text:s text:c="8"/>machine_id_range = data.get("machine_id_range", MACHINE_ID_RANGE)</text:p>
      <text:p text:style-name="Standard"/>
      <text:p text:style-name="Standard"><text:s text:c="8"/>id_empluyee_response = data.get("id_empluyee_response")</text:p>
      <text:p text:style-name="Standard"><text:s text:c="8"/>analysis_volte = to_float(data.get("analysis_volte"))</text:p>
      <text:p text:style-name="Standard"><text:s text:c="8"/>analysis_amper = to_float(data.get("analysis_amper"))</text:p>
      <text:p text:style-name="Standard"><text:s text:c="8"/>analysis_productivity = data.get("analysis_productivity")</text:p>
      <text:p text:style-name="Standard"><text:s text:c="8"/>analysis_stat = to_int(data.get("analysis_stat"))</text:p>
      <text:p text:style-name="Standard"><text:s text:c="8"/>analysis_temperature = to_float(data.get("analysis_temperature"))</text:p>
      <text:p text:style-name="Standard"/>
      <text:p text:style-name="Standard"><text:s text:c="8"/># optional order values if you want to save them too</text:p>
      <text:p text:style-name="Standard"><text:s text:c="8"/>order_stat = to_int(data.get("order_stat"))</text:p>
      <text:p text:style-name="Standard"><text:s text:c="8"/>order_production = data.get("order_production")</text:p>
      <text:p text:style-name="Standard"/>
      <text:p text:style-name="Standard"><text:s text:c="8"/>cur.execute(f"""</text:p>
      <text:p text:style-name="Standard"><text:s text:c="12"/>INSERT INTO {TABLE_NAME}</text:p>
      <text:p text:style-name="Standard"><text:s text:c="12"/>(</text:p>
      <text:p text:style-name="Standard"><text:s text:c="16"/>machine_id_range,</text:p>
      <text:p text:style-name="Standard"><text:s text:c="16"/>id_empluyee_response,</text:p>
      <text:p text:style-name="Standard"><text:s text:c="16"/>analysis_volte,</text:p>
      <text:p text:style-name="Standard"><text:s text:c="16"/>analysis_amper,</text:p>
      <text:p text:style-name="Standard"><text:s text:c="16"/>analysis_productivity,</text:p>
      <text:p text:style-name="Standard"><text:s text:c="16"/>analysis_stat,</text:p>
      <text:p text:style-name="Standard"><text:s text:c="16"/>analysis_temperature,</text:p>
      <text:p text:style-name="Standard"><text:s text:c="16"/>order_stat,</text:p>
      <text:p text:style-name="Standard"><text:s text:c="16"/>order_production,</text:p>
      <text:p text:style-name="Standard"><text:s text:c="16"/>"timestamp"</text:p>
      <text:p text:style-name="Standard"><text:s text:c="12"/>)</text:p>
      <text:p text:style-name="Standard"><text:s text:c="12"/>VALUES (%s, %s, %s, %s, %s, %s, %s, %s, %s, CURRENT_TIMESTAMP)</text:p>
      <text:p text:style-name="Standard"><text:s text:c="8"/>""", (</text:p>
      <text:p text:style-name="Standard"><text:s text:c="12"/>machine_id_range,</text:p>
      <text:p text:style-name="Standard"><text:s text:c="12"/>id_empluyee_response,</text:p>
      <text:p text:style-name="Standard"><text:s text:c="12"/>analysis_volte,</text:p>
      <text:p text:style-name="Standard"><text:s text:c="12"/>analysis_amper,</text:p>
      <text:p text:style-name="Standard"><text:s text:c="12"/>analysis_productivity,</text:p>
      <text:p text:style-name="Standard"><text:s text:c="12"/>analysis_stat,</text:p>
      <text:p text:style-name="Standard"><text:s text:c="12"/>analysis_temperature,</text:p>
      <text:p text:style-name="Standard"><text:s text:c="12"/>order_stat,</text:p>
      <text:p text:style-name="Standard"><text:s text:c="12"/>order_production</text:p>
      <text:p text:style-name="Standard"><text:s text:c="8"/>))</text:p>
      <text:p text:style-name="Standard"/>
      <text:p text:style-name="Standard"><text:s text:c="8"/>conn.commit()</text:p>
      <text:p text:style-name="Standard"><text:s text:c="8"/>cur.close()</text:p>
      <text:p text:style-name="Standard"><text:s text:c="8"/>print("✅ New row inserted into database")</text:p>
      <text:p text:style-name="Standard"/>
      <text:p text:style-name="Standard"><text:s text:c="4"/>except Exception as e:</text:p>
      <text:p text:style-name="Standard"><text:s text:c="8"/>print("[DB INSERT ERROR]", str(e))</text:p>
      <text:p text:style-name="Standard"><text:s text:c="8"/>if conn:</text:p>
      <text:p text:style-name="Standard"><text:s text:c="12"/>conn.rollback()</text:p>
      <text:p text:style-name="Standard"><text:s text:c="4"/>finally:</text:p>
      <text:p text:style-name="Standard"><text:s text:c="8"/>if conn:</text:p>
      <text:p text:style-name="Standard"><text:soft-page-break/><text:s text:c="12"/>conn.close()</text:p>
      <text:p text:style-name="Standard"/>
      <text:p text:style-name="Standard"/>
      <text:p text:style-name="Standard">def get_latest_order():</text:p>
      <text:p text:style-name="Standard"><text:s text:c="4"/>"""</text:p>
      <text:p text:style-name="Standard"><text:s text:c="4"/>Reads the latest available order from the table for this device.</text:p>
      <text:p text:style-name="Standard"><text:s text:c="4"/>It looks for the most recent row that has order values.</text:p>
      <text:p text:style-name="Standard"><text:s text:c="4"/>"""</text:p>
      <text:p text:style-name="Standard"><text:s text:c="4"/>conn = None</text:p>
      <text:p text:style-name="Standard"><text:s text:c="4"/>try:</text:p>
      <text:p text:style-name="Standard"><text:s text:c="8"/>conn = get_connection()</text:p>
      <text:p text:style-name="Standard"><text:s text:c="8"/>cur = conn.cursor()</text:p>
      <text:p text:style-name="Standard"/>
      <text:p text:style-name="Standard"><text:s text:c="8"/>cur.execute(f"""</text:p>
      <text:p text:style-name="Standard"><text:s text:c="12"/>SELECT order_stat, order_production</text:p>
      <text:p text:style-name="Standard"><text:s text:c="12"/>FROM {TABLE_NAME}</text:p>
      <text:p text:style-name="Standard"><text:s text:c="12"/>WHERE machine_id_range = %s</text:p>
      <text:p text:style-name="Standard"><text:s text:c="14"/>AND (order_stat IS NOT NULL OR order_production IS NOT NULL)</text:p>
      <text:p text:style-name="Standard"><text:s text:c="12"/>ORDER BY "timestamp" DESC</text:p>
      <text:p text:style-name="Standard"><text:s text:c="12"/>LIMIT 1</text:p>
      <text:p text:style-name="Standard"><text:s text:c="8"/>""", (MACHINE_ID_RANGE,))</text:p>
      <text:p text:style-name="Standard"/>
      <text:p text:style-name="Standard"><text:s text:c="8"/>row = cur.fetchone()</text:p>
      <text:p text:style-name="Standard"><text:s text:c="8"/>cur.close()</text:p>
      <text:p text:style-name="Standard"/>
      <text:p text:style-name="Standard"><text:s text:c="8"/>if row:</text:p>
      <text:p text:style-name="Standard"><text:s text:c="12"/>return {</text:p>
      <text:p text:style-name="Standard"><text:s text:c="16"/>"machine_id_range": MACHINE_ID_RANGE,</text:p>
      <text:p text:style-name="Standard"><text:s text:c="16"/>"order_stat": row[0],</text:p>
      <text:p text:style-name="Standard"><text:s text:c="16"/>"order_production": row[1]</text:p>
      <text:p text:style-name="Standard"><text:s text:c="12"/>}</text:p>
      <text:p text:style-name="Standard"/>
      <text:p text:style-name="Standard"><text:s text:c="8"/>return None</text:p>
      <text:p text:style-name="Standard"/>
      <text:p text:style-name="Standard"><text:s text:c="4"/>except Exception as e:</text:p>
      <text:p text:style-name="Standard"><text:s text:c="8"/>print("[DB READ ERROR]", str(e))</text:p>
      <text:p text:style-name="Standard"><text:s text:c="8"/>return None</text:p>
      <text:p text:style-name="Standard"><text:s text:c="4"/>finally:</text:p>
      <text:p text:style-name="Standard"><text:s text:c="8"/>if conn:</text:p>
      <text:p text:style-name="Standard"><text:s text:c="12"/>conn.close()</text:p>
      <text:p text:style-name="Standard"/>
      <text:p text:style-name="Standard"/>
      <text:p text:style-name="Standard">def on_connect(client, userdata, flags, rc):</text:p>
      <text:p text:style-name="Standard"><text:s text:c="4"/>if rc == 0:</text:p>
      <text:p text:style-name="Standard"><text:s text:c="8"/>print("✅ Connected to MQTT broker")</text:p>
      <text:p text:style-name="Standard"><text:s text:c="8"/>client.subscribe(SUB_TOPIC)</text:p>
      <text:p text:style-name="Standard"><text:s text:c="8"/>print(f"📡 Subscribed to: {SUB_TOPIC}")</text:p>
      <text:p text:style-name="Standard"><text:s text:c="4"/>else:</text:p>
      <text:p text:style-name="Standard"><text:s text:c="8"/>print(f"❌ Connection failed, code: {rc}")</text:p>
      <text:p text:style-name="Standard"/>
      <text:p text:style-name="Standard"/>
      <text:p text:style-name="Standard">def on_message(client, userdata, msg):</text:p>
      <text:p text:style-name="Standard"><text:soft-page-break/><text:s text:c="4"/>try:</text:p>
      <text:p text:style-name="Standard"><text:s text:c="8"/>payload_text = msg.payload.decode().strip()</text:p>
      <text:p text:style-name="Standard"><text:s text:c="8"/>print(f"📩 Received from {msg.topic}: {payload_text}")</text:p>
      <text:p text:style-name="Standard"/>
      <text:p text:style-name="Standard"><text:s text:c="8"/>data = json.loads(payload_text)</text:p>
      <text:p text:style-name="Standard"><text:s text:c="8"/>if not isinstance(data, dict):</text:p>
      <text:p text:style-name="Standard"><text:s text:c="12"/>print("⚠️ Payload must be a JSON object.")</text:p>
      <text:p text:style-name="Standard"><text:s text:c="12"/>return</text:p>
      <text:p text:style-name="Standard"/>
      <text:p text:style-name="Standard"><text:s text:c="8"/># Insert new row with analysis data</text:p>
      <text:p text:style-name="Standard"><text:s text:c="8"/>insert_analysis_row(data)</text:p>
      <text:p text:style-name="Standard"/>
      <text:p text:style-name="Standard"><text:s text:c="8"/># Read the latest order and publish it</text:p>
      <text:p text:style-name="Standard"><text:s text:c="8"/>order_data = get_latest_order()</text:p>
      <text:p text:style-name="Standard"><text:s text:c="8"/>if order_data is not None:</text:p>
      <text:p text:style-name="Standard"><text:s text:c="12"/>order_payload = json.dumps(order_data)</text:p>
      <text:p text:style-name="Standard"><text:s text:c="12"/>result = client.publish(PUB_TOPIC, order_payload)</text:p>
      <text:p text:style-name="Standard"/>
      <text:p text:style-name="Standard"><text:s text:c="12"/>if result.rc == mqtt.MQTT_ERR_SUCCESS:</text:p>
      <text:p text:style-name="Standard"><text:s text:c="16"/>print(f"📤 Published to {PUB_TOPIC}: {order_payload}")</text:p>
      <text:p text:style-name="Standard"><text:s text:c="12"/>else:</text:p>
      <text:p text:style-name="Standard"><text:s text:c="16"/>print("❌ Failed to publish order")</text:p>
      <text:p text:style-name="Standard"><text:s text:c="8"/>else:</text:p>
      <text:p text:style-name="Standard"><text:s text:c="12"/>print("⚠️ No order found to publish")</text:p>
      <text:p text:style-name="Standard"/>
      <text:p text:style-name="Standard"><text:s text:c="4"/>except json.JSONDecodeError:</text:p>
      <text:p text:style-name="Standard"><text:s text:c="8"/>print("❌ Invalid JSON message received")</text:p>
      <text:p text:style-name="Standard"><text:s text:c="4"/>except Exception as e:</text:p>
      <text:p text:style-name="Standard"><text:s text:c="8"/>print("[MQTT ERROR]", str(e))</text:p>
      <text:p text:style-name="Standard"/>
      <text:p text:style-name="Standard"/>
      <text:p text:style-name="Standard">client = mqtt.Client()</text:p>
      <text:p text:style-name="Standard">client.on_connect = on_connect</text:p>
      <text:p text:style-name="Standard">client.on_message = on_message</text:p>
      <text:p text:style-name="Standard"/>
      <text:p text:style-name="Standard">client.connect(BROKER, PORT, 60)</text:p>
      <text:p text:style-name="Standard"/>
      <text:p text:style-name="Standard">print("🕓 Waiting for messages...")</text:p>
      <text:p text:style-name="Standard">client.loop_forever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21:45:08.314141788</meta:creation-date>
    <dc:date>2026-04-13T23:42:57.701814136</dc:date>
    <meta:editing-duration>PT27M40S</meta:editing-duration>
    <meta:editing-cycles>1</meta:editing-cycles>
    <meta:document-statistic meta:table-count="0" meta:image-count="0" meta:object-count="0" meta:page-count="4" meta:paragraph-count="157" meta:word-count="460" meta:character-count="5026" meta:non-whitespace-character-count="3536"/>
    <meta:generator>LibreOffice/7.3.7.2$Linux_X86_64 LibreOffice_project/30$Build-2</meta:generator>
  </office:meta>
</office:document-meta>
</file>